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655cm"/>
    </style:style>
    <style:style style:name="co2" style:family="table-column">
      <style:table-column-properties fo:break-before="auto" style:column-width="5.805cm"/>
    </style:style>
    <style:style style:name="co3" style:family="table-column">
      <style:table-column-properties fo:break-before="auto" style:column-width="7.26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0.116cm"/>
    </style:style>
    <style:style style:name="co6" style:family="table-column">
      <style:table-column-properties fo:break-before="auto" style:column-width="6.923cm"/>
    </style:style>
    <style:style style:name="co7" style:family="table-column">
      <style:table-column-properties fo:break-before="auto" style:column-width="8.44cm"/>
    </style:style>
    <style:style style:name="co8" style:family="table-column">
      <style:table-column-properties fo:break-before="auto" style:column-width="6.4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1cm" fo:break-before="auto" style:use-optimal-row-height="true"/>
    </style:style>
    <style:style style:name="ro4" style:family="table-row">
      <style:table-row-properties style:row-height="2.028cm" fo:break-before="auto" style:use-optimal-row-height="true"/>
    </style:style>
    <style:style style:name="ro5" style:family="table-row">
      <style:table-row-properties style:row-height="1.63cm" fo:break-before="auto" style:use-optimal-row-height="true"/>
    </style:style>
    <style:style style:name="ro6" style:family="table-row">
      <style:table-row-properties style:row-height="2.826cm" fo:break-before="auto" style:use-optimal-row-height="true"/>
    </style:style>
    <style:style style:name="ro7" style:family="table-row">
      <style:table-row-properties style:row-height="0.834cm" fo:break-before="auto" style:use-optimal-row-height="true"/>
    </style:style>
    <style:style style:name="ro8" style:family="table-row">
      <style:table-row-properties style:row-height="4.0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2a6099" style:text-align-source="fix" style:repeat-content="false" fo:wrap-option="wrap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wrap-option="wrap"/>
      <style:text-properties fo:color="#158466"/>
    </style:style>
    <style:style style:name="ce8" style:family="table-cell" style:parent-style-name="Default">
      <style:table-cell-properties fo:wrap-option="wrap"/>
      <style:text-properties style:use-window-font-color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nforderungen" table:style-name="ta1">
        <table:table-column table:style-name="co1" table:default-cell-style-name="ce4"/>
        <table:table-column table:style-name="co2" table:number-columns-repeated="2" table:default-cell-style-name="Default"/>
        <table:table-column table:style-name="co3" table:default-cell-style-name="ce4"/>
        <table:table-column table:style-name="co4" table:default-cell-style-name="Default"/>
        <table:table-row table:style-name="ro1">
          <table:table-cell table:number-columns-repeated="5"/>
        </table:table-row>
        <table:table-row table:style-name="ro2">
          <table:table-cell table:style-name="ce5" office:value-type="string" calcext:value-type="string">
            <text:p>Anforderung</text:p>
          </table:table-cell>
          <table:table-cell table:style-name="ce6" office:value-type="string" calcext:value-type="string">
            <text:p>Frontend</text:p>
          </table:table-cell>
          <table:table-cell table:style-name="ce6" office:value-type="string" calcext:value-type="string">
            <text:p>Server Aktivität</text:p>
          </table:table-cell>
          <table:table-cell table:style-name="ce5" office:value-type="string" calcext:value-type="string">
            <text:p>Admin Area</text:p>
          </table:table-cell>
          <table:table-cell/>
        </table:table-row>
        <table:table-row table:style-name="ro3">
          <table:table-cell office:value-type="string" calcext:value-type="string">
            <text:p>Eintrag in Reminder-Formular</text:p>
          </table:table-cell>
          <table:table-cell office:value-type="string" calcext:value-type="string">
            <text:p>Bestätigung, dass Eintrag erfolgreich</text:p>
          </table:table-cell>
          <table:table-cell table:style-name="ce4" office:value-type="string" calcext:value-type="string">
            <text:p>Reminder als POST in Datenbankspeichern,</text:p>
            <text:p>Mail an mich wg. neuem Eintrag</text:p>
          </table:table-cell>
          <table:table-cell office:value-type="string" calcext:value-type="string">
            <text:p>Auflistung aller Reminderaufträge</text:p>
            <text:p>Eintragsdatum, Email, Name, Erinnerungsdatum, bereits erinnert?</text:p>
          </table:table-cell>
          <table:table-cell/>
        </table:table-row>
        <table:table-row table:style-name="ro3">
          <table:table-cell office:value-type="string" calcext:value-type="string">
            <text:p>Wenn beim Eintrag in das Reminder-Formular eine bereits existierende Email-Adresse benutzt wurde.</text:p>
          </table:table-cell>
          <table:table-cell table:style-name="ce4" office:value-type="string" calcext:value-type="string">
            <text:p>Hinweis, dass Emailadresse bereits verwendet und neue Daten übernommen wurden.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number-columns-repeated="2"/>
        </table:table-row>
        <table:table-row table:style-name="ro4">
          <table:table-cell office:value-type="string" calcext:value-type="string">
            <text:p><text:span text:style-name="T1">Erinnerungsdatum erreicht oder (weniger als 7 Tage) </text:span>verstrichen (Cron),</text:p>
            <text:p>Noch keine Mail verschickt</text:p>
          </table:table-cell>
          <table:table-cell/>
          <table:table-cell table:style-name="ce4" office:value-type="string" calcext:value-type="string">
            <text:p>Mail als Erinnerung verschicken, bei Erfolg: Reminder als verschickt markieren</text:p>
          </table:table-cell>
          <table:table-cell office:value-type="string" calcext:value-type="string">
            <text:p>Symbol für Staus (nicht verschickt / verschickt / verschicken fehlgeschlagen / dauerhaft fehlgeschlagen) in Reminder-Liste</text:p>
            <text:p>'not_sent‘, 'sent‘, 'failed', 'perm_failed'</text:p>
          </table:table-cell>
          <table:table-cell/>
        </table:table-row>
        <table:table-row table:style-name="ro3">
          <table:table-cell office:value-type="string" calcext:value-type="string">
            <text:p><text:span text:style-name="T1">Erinnerungsdatum erreicht oder (weniger als 7 Tage) verstrichen (Cron)</text:span>,</text:p>
            <text:p>Mail verschickt</text:p>
          </table:table-cell>
          <table:table-cell/>
          <table:table-cell table:style-name="ce4" office:value-type="string" calcext:value-type="string">
            <text:p>- - -</text:p>
          </table:table-cell>
          <table:table-cell office:value-type="string" calcext:value-type="string">
            <text:p>Symbol für Staus (nicht verschickt / verschickt / verschicken fehlgeschlagen) in Reminder-Liste</text:p>
          </table:table-cell>
          <table:table-cell/>
        </table:table-row>
        <table:table-row table:style-name="ro3">
          <table:table-cell office:value-type="string" calcext:value-type="string">
            <text:p><text:span text:style-name="T1">Erinnerungsdatum + 7 Tage erreicht oder verstrichen (Cron)</text:span>,</text:p>
            <text:p>Mail verschickt</text:p>
          </table:table-cell>
          <table:table-cell/>
          <table:table-cell table:style-name="ce4" office:value-type="string" calcext:value-type="string">
            <text:p>- - -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pan text:style-name="T1">Erinnerungsdatum + 7 Tage erreicht oder verstrichen (Cron)</text:span>,</text:p>
            <text:p>Keine Mail verschickt</text:p>
          </table:table-cell>
          <table:table-cell/>
          <table:table-cell table:style-name="ce4" office:value-type="string" calcext:value-type="string">
            <text:p>Mail als dauerhaft nicht verschickt markieren,</text:p>
            <text:p/>
          </table:table-cell>
          <table:table-cell office:value-type="string" calcext:value-type="string">
            <text:p>Symbol für Staus (nicht verschickt / verschickt / verschicken fehlgeschlagen) in Reminder-Liste</text:p>
          </table:table-cell>
          <table:table-cell/>
        </table:table-row>
        <table:table-row table:style-name="ro1">
          <table:table-cell table:number-columns-repeated="2"/>
          <table:table-cell table:style-name="ce4"/>
          <table:table-cell table:number-columns-repeated="2"/>
        </table:table-row>
        <table:table-row table:style-name="ro5">
          <table:table-cell office:value-type="string" calcext:value-type="string">
            <text:p>Es soll möglich sein, im Adminbereich Reminder zu löschen</text:p>
          </table:table-cell>
          <table:table-cell/>
          <table:table-cell table:style-name="ce4"/>
          <table:table-cell office:value-type="string" calcext:value-type="string">
            <text:p>- Möglichkeit zum Löschen von Remindern</text:p>
            <text:p>- Voraussetzung: Admin-Rechte</text:p>
            <text:p>- nochmalige Abfrage („Wollen Sie den Eintrag löschen?“) bestätigt.</text:p>
          </table:table-cell>
          <table:table-cell/>
        </table:table-row>
        <table:table-row table:style-name="ro1">
          <table:table-cell table:number-columns-repeated="2"/>
          <table:table-cell table:style-name="ce4"/>
          <table:table-cell table:number-columns-repeated="2"/>
        </table:table-row>
        <table:table-row table:style-name="ro5">
          <table:table-cell office:value-type="string" calcext:value-type="string">
            <text:p>Reminder Email soll enthalten:</text:p>
            <text:p>- Hinweis, dass ein neuer Reminder angelegt werden kann, wenn man sich noch nicht sicher ist (mit Link).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number-columns-repeated="2"/>
        </table:table-row>
        <table:table-row table:style-name="ro6">
          <table:table-cell office:value-type="string" calcext:value-type="string">
            <text:p>Im Admin- Bereich sollen alle Reminder in einer Liste dargestellt werden.</text:p>
          </table:table-cell>
          <table:table-cell/>
          <table:table-cell table:style-name="ce4"/>
          <table:table-cell office:value-type="string" calcext:value-type="string">
            <text:p>Der Status der Reminder soll durch ein Symbol gekennzeichnet werden.</text:p>
            <text:p><text:span text:style-name="T1">Beim Hovern über das Symbol soll ein Tooltip dargestellt werden, der den Staus als Term ausgibt (nicht verschickt / verschickt / verschicken fehlgeschlagen / dauerhaft fehlgeschlagen)</text:span></text:p>
          </table:table-cell>
          <table:table-cell office:value-type="string" calcext:value-type="string">
            <text:p><text:a xlink:href="https://www.w3schools.com/howto/howto_css_tooltip.asp" xlink:type="simple">Tooltip</text:a></text:p>
          </table:table-cell>
        </table:table-row>
        <table:table-row table:style-name="ro1">
          <table:table-cell table:number-columns-repeated="2"/>
          <table:table-cell table:style-name="ce4"/>
          <table:table-cell table:number-columns-repeated="2"/>
        </table:table-row>
        <table:table-row table:style-name="ro7">
          <table:table-cell office:value-type="string" calcext:value-type="string">
            <text:p>Die Plugin-Beschreibung soll etwas sinnvolles aussagen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number-columns-repeated="2"/>
        </table:table-row>
        <table:table-row table:style-name="ro7">
          <table:table-cell office:value-type="string" calcext:value-type="string">
            <text:p>Im Admin-Bereich soll ein Hinweis auf den short code eingetragen werden</text:p>
          </table:table-cell>
          <table:table-cell/>
          <table:table-cell table:style-name="ce4"/>
          <table:table-cell table:number-columns-repeated="2"/>
        </table:table-row>
        <table:table-row table:style-name="ro1" table:number-rows-repeated="8">
          <table:table-cell table:number-columns-repeated="2"/>
          <table:table-cell table:style-name="ce4"/>
          <table:table-cell table:number-columns-repeated="2"/>
        </table:table-row>
        <table:table-row table:style-name="ro1" table:number-rows-repeated="104854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sts" table:style-name="ta1">
        <table:table-column table:style-name="co4" table:default-cell-style-name="Default"/>
        <table:table-column table:style-name="co5" table:default-cell-style-name="ce4"/>
        <table:table-column table:style-name="co6" table:default-cell-style-name="ce4"/>
        <table:table-row table:style-name="ro1" table:number-rows-repeated="2">
          <table:table-cell table:number-columns-repeated="3"/>
        </table:table-row>
        <table:table-row table:style-name="ro8">
          <table:table-cell/>
          <table:table-cell office:value-type="string" calcext:value-type="string">
            <text:p>Reminder Einträge über Formular erzeugen mit Reminderdates:</text:p>
            <text:p>- heute</text:p>
            <text:p>- heute + 1</text:p>
            <text:p><text:span text:style-name="T1">- heute + 2</text:span></text:p>
            <text:p><text:span text:style-name="T1">- heute + 3</text:span></text:p>
            <text:p><text:span text:style-name="T1">- heute + 4</text:span></text:p>
            <text:p><text:span text:style-name="T1">- heute + 5</text:span></text:p>
            <text:p><text:span text:style-name="T1">- heute + 6</text:span></text:p>
            <text:p><text:span text:style-name="T1">- heute + 7</text:span></text:p>
          </table:table-cell>
          <table:table-cell office:value-type="string" calcext:value-type="string">
            <text:p>Alle Einträge müssen zu den korrekten Daten verschickt und korrekt gekennzeichnet werden.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">- Reminder Eintrag über Formular erzeugen mit Reminderdate:</text:span></text:p>
            <text:p><text:span text:style-name="T1">heute + 1</text:span></text:p>
            <text:p><text:span text:style-name="T1">Emailadress in Datenbank manipulieren, damit sie ungültig wird</text:span></text:p>
          </table:table-cell>
          <table:table-cell office:value-type="string" calcext:value-type="string">
            <text:p>--&gt; nach 7 Tagen 'permanently failed'</text:p>
          </table:table-cell>
        </table:table-row>
        <table:table-row table:style-name="ro1" table:number-rows-repeated="104857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oDos" table:style-name="ta1">
        <table:table-column table:style-name="co4" table:default-cell-style-name="Default"/>
        <table:table-column table:style-name="co7" table:default-cell-style-name="ce4"/>
        <table:table-column table:style-name="co8" table:default-cell-style-name="Default"/>
        <table:table-row table:style-name="ro1" table:number-rows-repeated="2">
          <table:table-cell table:number-columns-repeated="3"/>
        </table:table-row>
        <table:table-row table:style-name="ro7">
          <table:table-cell/>
          <table:table-cell table:style-name="ce10" office:value-type="string" calcext:value-type="string">
            <text:p>Eintrag für Reminder-Posttype im Backend entfernen</text:p>
          </table:table-cell>
          <table:table-cell/>
        </table:table-row>
        <table:table-row table:style-name="ro1">
          <table:table-cell/>
          <table:table-cell table:style-name="ce10"/>
          <table:table-cell/>
        </table:table-row>
        <table:table-row table:style-name="ro3">
          <table:table-cell/>
          <table:table-cell table:style-name="ce8" office:value-type="string" calcext:value-type="string">
            <text:p>Nach dem Absenden des Formulars, soll das Formular ausgeblendet werden und eine Erfolgs- (0der Fehler-) Meldung ausgegeben werden.</text:p>
          </table:table-cell>
          <table:table-cell/>
        </table:table-row>
        <table:table-row table:style-name="ro1">
          <table:table-cell/>
          <table:table-cell table:style-name="ce10"/>
          <table:table-cell/>
        </table:table-row>
        <table:table-row table:style-name="ro3">
          <table:table-cell/>
          <table:table-cell office:value-type="string" calcext:value-type="string">
            <text:p>Zusatztext in Admin-Tabelle hinzufügen.</text:p>
            <text:p>Optimal: Akkordeon (wie?)</text:p>
            <text:p>Alternativ: Feld unter jeder Tabellenzeil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7">
          <table:table-cell/>
          <table:table-cell office:value-type="string" calcext:value-type="string">
            <text:p>Anforderungs-Dokument soll nicht Teil des ausgelieferten Plugins sein!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7">
          <table:table-cell/>
          <table:table-cell office:value-type="string" calcext:value-type="string">
            <text:p>Eingaben in Datenbank filtern, Ausgaben in frontend filter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Mail an mich bei neuem Eintrag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/>
          <table:table-cell office:value-type="string" calcext:value-type="string">
            <text:p>kein leerer Eintrag in Mail, wenn kein Eintrag in Zusatztext-Feld</text:p>
          </table:table-cell>
          <table:table-cell table:style-name="ce4" office:value-type="string" calcext:value-type="string">
            <text:p>Zunächst an Admin-Mailadresse, später per default an Admin, aber auch andere Adresse wählba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angezeigte Texte sollen übersetzbar sein</text:p>
          </table:table-cell>
          <table:table-cell/>
        </table:table-row>
        <table:table-row table:style-name="ro1" table:number-rows-repeated="104855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5">00.00.0000</text:date>, <text:time style:data-style-name="N2" text:time-value="08:07:15.14708050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hristian Ortlieb</meta:initial-creator>
    <meta:creation-date>2022-06-06T11:30:52.398853456</meta:creation-date>
    <meta:generator>LibreOffice/6.4.7.2$Linux_X86_64 LibreOffice_project/40$Build-2</meta:generator>
    <dc:date>2022-09-15T08:31:09.290676525</dc:date>
    <dc:creator>Christian Ortlieb</dc:creator>
    <meta:editing-duration>PT3H31M50S</meta:editing-duration>
    <meta:editing-cycles>20</meta:editing-cycles>
    <meta:document-statistic meta:table-count="3" meta:cell-count="42" meta:object-count="0"/>
  </office:meta>
</office:document-meta>
</file>